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999563037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17.72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832cm" fo:min-width="10.22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42pt" fo:font-style="normal" fo:text-shadow="none" style:text-underline-style="none" fo:font-weight="bold" style:letter-kerning="true" style:font-name-asian="MS Gothic" style:font-size-asian="42pt" style:font-style-asian="normal" style:font-weight-asian="bold" style:font-name-complex="Tahoma" style:font-size-complex="4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16cm" svg:x="1.001cm" svg:y="6.75cm">
          <draw:image xlink:href="Pictures/10000000000003C0000002999563037F.jpg" xlink:type="simple" xlink:show="embed" xlink:actuate="onLoad" draw:mime-type="image/jpeg">
            <text:p/>
          </draw:image>
        </draw:frame>
        <draw:custom-shape draw:name="Simple" draw:style-name="gr2" draw:text-style-name="P3" draw:layer="layout" svg:width="18.25cm" svg:height="2.511cm" svg:x="1.3cm" svg:y="17.25cm">
          <text:p text:style-name="P2"><text:span text:style-name="T1">Você só precisa apertar um</text:span></text:p>
          <text:p text:style-name="P2"><text:span text:style-name="T1">botão para levantar voo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" draw:style-name="gr3" draw:text-style-name="P3" draw:layer="layout" svg:width="10.753cm" svg:height="2.117cm" draw:transform="skewX (0.0120427718387609) translate (5.447cm 6.95cm)">
          <text:p text:style-name="P2"><text:span text:style-name="T2">Python em 2025: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0:57:16.800187554</meta:creation-date>
    <dc:date>2026-02-12T11:03:39.505596487</dc:date>
    <meta:editing-duration>PT6M23S</meta:editing-duration>
    <meta:editing-cycles>1</meta:editing-cycles>
    <meta:document-statistic meta:object-count="3"/>
    <meta:generator>LibreOffice/24.2.7.2$Linux_X86_64 LibreOffice_project/420$Build-2</meta:generator>
  </office:meta>
</office:document-meta>
</file>